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4634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2.3756in"/>
    </style:style>
    <style:style style:name="co11" style:family="table-column">
      <style:table-column-properties fo:break-before="auto" style:column-width="1.8035in"/>
    </style:style>
    <style:style style:name="co12" style:family="table-column">
      <style:table-column-properties fo:break-before="auto" style:column-width="1.8126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2" style:family="table-cell" style:parent-style-name="Default" style:data-style-name="N134"/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shapes>
          <draw:frame draw:z-index="0" draw:style-name="gr1" draw:text-style-name="P1" svg:width="8.2035in" svg:height="4.6142in" svg:x="0.0055in" svg:y="2.8472in">
            <draw:object draw:notify-on-update-of-ranges="'comparisons_3.0'.A1:'comparisons_3.0'.A1 'comparisons_3.0'.A2:'comparisons_3.0'.A6 'comparisons_3.0'.I1:'comparisons_3.0'.I1 'comparisons_3.0'.I2:'comparisons_3.0'.I6 'comparisons_3.0'.L1:'comparisons_3.0'.L1 'comparisons_3.0'.L2:'comparisons_3.0'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speedup_test_runs</text:p>
          </table:table-cell>
          <table:table-cell office:value-type="string" calcext:value-type="string">
            <text:p>Ganho Médio</text:p>
          </table:table-cell>
          <table:table-cell office:value-type="string" calcext:value-type="string">
            <text:p>slow_speedup</text:p>
          </table:table-cell>
          <table:table-cell office:value-type="string" calcext:value-type="string">
            <text:p>fast_speedup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slow_cpu</text:p>
          </table:table-cell>
          <table:table-cell office:value-type="string" calcext:value-type="string">
            <text:p>fast_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low_gpu</text:p>
          </table:table-cell>
          <table:table-cell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office:value-type="string" calcext:value-type="string">
            <text:p>avg_precision_percent_improvement</text:p>
          </table:table-cell>
          <table:table-cell office:value-type="string" calcext:value-type="string">
            <text:p>avg_precision_percent_cpu</text:p>
          </table:table-cell>
          <table:table-cell office:value-type="string" calcext:value-type="string">
            <text:p>avg_precision_percent_gpu</text:p>
          </table:table-cell>
          <table:table-cell office:value-type="string" calcext:value-type="string">
            <text:p>avg_hits_cpu</text:p>
          </table:table-cell>
          <table:table-cell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2]/[.L2]" office:value-type="float" office:value="9.22205857113993" calcext:value-type="float">
            <text:p>9.22</text:p>
          </table:table-cell>
          <table:table-cell table:style-name="ce3" table:formula="of:=[.J2]/[.M2]" office:value-type="float" office:value="11.5693845979468" calcext:value-type="float">
            <text:p>11.57</text:p>
          </table:table-cell>
          <table:table-cell table:style-name="ce3" table:formula="of:=[.K2]/[.N2]" office:value-type="float" office:value="8.06535635859957" calcext:value-type="float">
            <text:p>8.07</text:p>
          </table:table-cell>
          <table:table-cell table:style-name="ce3" office:value-type="float" office:value="0.0799809779099451" calcext:value-type="float">
            <text:p>0.08</text:p>
          </table:table-cell>
          <table:table-cell table:style-name="ce3" office:value-type="float" office:value="0.147977508000622" calcext:value-type="float">
            <text:p>0.15</text:p>
          </table:table-cell>
          <table:table-cell table:style-name="ce3" office:value-type="float" office:value="0.0446672339967336" calcext:value-type="float">
            <text:p>0.04</text:p>
          </table:table-cell>
          <table:table-cell table:style-name="ce3" office:value-type="float" office:value="0.00867279006015451" calcext:value-type="float">
            <text:p>0.01</text:p>
          </table:table-cell>
          <table:table-cell table:style-name="ce3" office:value-type="float" office:value="0.0127904390028561" calcext:value-type="float">
            <text:p>0.01</text:p>
          </table:table-cell>
          <table:table-cell table:style-name="ce3" office:value-type="float" office:value="0.00553816000319785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([.R2]/[.Q2])-1" office:value-type="float" office:value="0.00372180180180171" calcext:value-type="float">
            <text:p>+0.00372180</text:p>
          </table:table-cell>
          <table:table-cell table:style-name="ce1" table:formula="of:=([.S2]/[.B2])" office:value-type="float" office:value="0.910433070866142" calcext:value-type="float">
            <text:p>0.9104</text:p>
          </table:table-cell>
          <table:table-cell table:style-name="ce1" table:formula="of:=([.T2]/[.B2])" office:value-type="float" office:value="0.913821522309711" calcext:value-type="float">
            <text:p>0.9138</text:p>
          </table:table-cell>
          <table:table-cell table:style-name="ce3" office:value-type="float" office:value="3468.75" calcext:value-type="float">
            <text:p>3468.75</text:p>
          </table:table-cell>
          <table:table-cell table:style-name="ce3"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3]/[.L3]" office:value-type="float" office:value="17.3535208668243" calcext:value-type="float">
            <text:p>17.35</text:p>
          </table:table-cell>
          <table:table-cell table:style-name="ce3" table:formula="of:=[.J3]/[.M3]" office:value-type="float" office:value="16.1431520377999" calcext:value-type="float">
            <text:p>16.14</text:p>
          </table:table-cell>
          <table:table-cell table:style-name="ce3" table:formula="of:=[.K3]/[.N3]" office:value-type="float" office:value="18.6247189557436" calcext:value-type="float">
            <text:p>18.62</text:p>
          </table:table-cell>
          <table:table-cell table:style-name="ce3" office:value-type="float" office:value="0.332669183819962" calcext:value-type="float">
            <text:p>0.33</text:p>
          </table:table-cell>
          <table:table-cell table:style-name="ce3" office:value-type="float" office:value="0.541484809000394" calcext:value-type="float">
            <text:p>0.54</text:p>
          </table:table-cell>
          <table:table-cell table:style-name="ce3" office:value-type="float" office:value="0.153451220001443" calcext:value-type="float">
            <text:p>0.15</text:p>
          </table:table-cell>
          <table:table-cell table:style-name="ce3" office:value-type="float" office:value="0.0191701261301932" calcext:value-type="float">
            <text:p>0.02</text:p>
          </table:table-cell>
          <table:table-cell table:style-name="ce3" office:value-type="float" office:value="0.0335426940000616" calcext:value-type="float">
            <text:p>0.03</text:p>
          </table:table-cell>
          <table:table-cell table:style-name="ce3" office:value-type="float" office:value="0.00823911600309657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([.R3]/[.Q3])-1" office:value-type="float" office:value="0.000000608902149368262" calcext:value-type="float">
            <text:p>+0.00000061</text:p>
          </table:table-cell>
          <table:table-cell table:style-name="ce1" table:formula="of:=([.S3]/[.B3])" office:value-type="float" office:value="0.917588557380713" calcext:value-type="float">
            <text:p>0.9176</text:p>
          </table:table-cell>
          <table:table-cell table:style-name="ce1" table:formula="of:=([.T3]/[.B3])" office:value-type="float" office:value="0.917589116102358" calcext:value-type="float">
            <text:p>0.9176</text:p>
          </table:table-cell>
          <table:table-cell table:style-name="ce3" office:value-type="float" office:value="16423" calcext:value-type="float">
            <text:p>16423.00</text:p>
          </table:table-cell>
          <table:table-cell table:style-name="ce3"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formula="of:=[.I4]/[.L4]" office:value-type="float" office:value="13.7404206007927" calcext:value-type="float">
            <text:p>13.74</text:p>
          </table:table-cell>
          <table:table-cell table:style-name="ce3" table:formula="of:=[.J4]/[.M4]" office:value-type="float" office:value="13.868309462447" calcext:value-type="float">
            <text:p>13.87</text:p>
          </table:table-cell>
          <table:table-cell table:style-name="ce3" table:formula="of:=[.K4]/[.N4]" office:value-type="float" office:value="13.7911144007401" calcext:value-type="float">
            <text:p>13.79</text:p>
          </table:table-cell>
          <table:table-cell table:style-name="ce3" office:value-type="float" office:value="9.60211397675957" calcext:value-type="float">
            <text:p>9.60</text:p>
          </table:table-cell>
          <table:table-cell table:style-name="ce3" office:value-type="float" office:value="14.2536751809967" calcext:value-type="float">
            <text:p>14.25</text:p>
          </table:table-cell>
          <table:table-cell table:style-name="ce3" office:value-type="float" office:value="5.41839364000043" calcext:value-type="float">
            <text:p>5.42</text:p>
          </table:table-cell>
          <table:table-cell table:style-name="ce3" office:value-type="float" office:value="0.698822420050637" calcext:value-type="float">
            <text:p>0.70</text:p>
          </table:table-cell>
          <table:table-cell table:style-name="ce3" office:value-type="float" office:value="1.02778750500147" calcext:value-type="float">
            <text:p>1.03</text:p>
          </table:table-cell>
          <table:table-cell table:style-name="ce3" office:value-type="float" office:value="0.392890196002554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table:style-name="ce2" table:formula="of:=([.R4]/[.Q4])-1" office:value-type="float" office:value="0.000489672378194417" calcext:value-type="float">
            <text:p>+0.00048967</text:p>
          </table:table-cell>
          <table:table-cell table:style-name="ce1" table:formula="of:=([.S4]/[.B4])" office:value-type="float" office:value="0.508039908639156" calcext:value-type="float">
            <text:p>0.5080</text:p>
          </table:table-cell>
          <table:table-cell table:style-name="ce1" table:formula="of:=([.T4]/[.B4])" office:value-type="float" office:value="0.508288681749437" calcext:value-type="float">
            <text:p>0.5083</text:p>
          </table:table-cell>
          <table:table-cell table:style-name="ce3" office:value-type="float" office:value="65839.94" calcext:value-type="float">
            <text:p>65839.94</text:p>
          </table:table-cell>
          <table:table-cell table:style-name="ce3"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3" table:formula="of:=[.I5]/[.L5]" office:value-type="float" office:value="42.4035206686597" calcext:value-type="float">
            <text:p>42.40</text:p>
          </table:table-cell>
          <table:table-cell table:style-name="ce3" table:formula="of:=[.J5]/[.M5]" office:value-type="float" office:value="37.3907460511989" calcext:value-type="float">
            <text:p>37.39</text:p>
          </table:table-cell>
          <table:table-cell table:style-name="ce3" table:formula="of:=[.K5]/[.N5]" office:value-type="float" office:value="50.6755914373947" calcext:value-type="float">
            <text:p>50.68</text:p>
          </table:table-cell>
          <table:table-cell table:style-name="ce3" office:value-type="float" office:value="141.79088416875" calcext:value-type="float">
            <text:p>141.79</text:p>
          </table:table-cell>
          <table:table-cell table:style-name="ce3" office:value-type="float" office:value="245.561481022" calcext:value-type="float">
            <text:p>245.56</text:p>
          </table:table-cell>
          <table:table-cell table:style-name="ce3" office:value-type="float" office:value="85.2694199960024" calcext:value-type="float">
            <text:p>85.27</text:p>
          </table:table-cell>
          <table:table-cell table:style-name="ce3" office:value-type="float" office:value="3.34384697149799" calcext:value-type="float">
            <text:p>3.34</text:p>
          </table:table-cell>
          <table:table-cell table:style-name="ce3" office:value-type="float" office:value="6.56743999399623" calcext:value-type="float">
            <text:p>6.57</text:p>
          </table:table-cell>
          <table:table-cell table:style-name="ce3" office:value-type="float" office:value="1.68265268499817" calcext:value-type="float">
            <text:p>1.68</text:p>
          </table:table-cell>
          <table:table-cell office:value-type="float" office:value="5" calcext:value-type="float">
            <text:p>5</text:p>
          </table:table-cell>
          <table:table-cell table:style-name="ce2" table:formula="of:=([.R5]/[.Q5])-1" office:value-type="float" office:value="0.0229325726814769" calcext:value-type="float">
            <text:p>+0.02293257</text:p>
          </table:table-cell>
          <table:table-cell table:style-name="ce1" table:formula="of:=([.S5]/[.B5])" office:value-type="float" office:value="0.635576495591638" calcext:value-type="float">
            <text:p>0.6356</text:p>
          </table:table-cell>
          <table:table-cell table:style-name="ce1" table:formula="of:=([.T5]/[.B5])" office:value-type="float" office:value="0.650151899771431" calcext:value-type="float">
            <text:p>0.6502</text:p>
          </table:table-cell>
          <table:table-cell table:style-name="ce3" office:value-type="float" office:value="2916375.8" calcext:value-type="float">
            <text:p>2916375.80</text:p>
          </table:table-cell>
          <table:table-cell table:style-name="ce3"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table:formula="of:=[.I6]/[.L6]" office:value-type="float" office:value="40.6779587540094" calcext:value-type="float">
            <text:p>40.68</text:p>
          </table:table-cell>
          <table:table-cell table:style-name="ce3" table:formula="of:=[.J6]/[.M6]" office:value-type="float" office:value="39.1422044159792" calcext:value-type="float">
            <text:p>39.14</text:p>
          </table:table-cell>
          <table:table-cell table:style-name="ce3" table:formula="of:=[.K6]/[.N6]" office:value-type="float" office:value="46.9666401866791" calcext:value-type="float">
            <text:p>46.97</text:p>
          </table:table-cell>
          <table:table-cell table:style-name="ce3" office:value-type="float" office:value="1500.6155308113" calcext:value-type="float">
            <text:p>1500.62</text:p>
          </table:table-cell>
          <table:table-cell table:style-name="ce3" office:value-type="float" office:value="1510.71542839501" calcext:value-type="float">
            <text:p>1510.72</text:p>
          </table:table-cell>
          <table:table-cell table:style-name="ce3" office:value-type="float" office:value="1475.30980059299" calcext:value-type="float">
            <text:p>1475.31</text:p>
          </table:table-cell>
          <table:table-cell table:style-name="ce3" office:value-type="float" office:value="36.8901384625991" calcext:value-type="float">
            <text:p>36.89</text:p>
          </table:table-cell>
          <table:table-cell table:style-name="ce3" office:value-type="float" office:value="38.5955633039994" calcext:value-type="float">
            <text:p>38.60</text:p>
          </table:table-cell>
          <table:table-cell table:style-name="ce3" office:value-type="float" office:value="31.4118658419902" calcext:value-type="float">
            <text:p>31.41</text:p>
          </table:table-cell>
          <table:table-cell office:value-type="float" office:value="2" calcext:value-type="float">
            <text:p>2</text:p>
          </table:table-cell>
          <table:table-cell table:style-name="ce2" table:formula="of:=([.R6]/[.Q6])-1" office:value-type="float" office:value="-0.0000248454196580816" calcext:value-type="float">
            <text:p>-0.00002485</text:p>
          </table:table-cell>
          <table:table-cell table:style-name="ce1" table:formula="of:=([.S6]/[.B6])" office:value-type="float" office:value="0.283104369655353" calcext:value-type="float">
            <text:p>0.2831</text:p>
          </table:table-cell>
          <table:table-cell table:style-name="ce1" table:formula="of:=([.T6]/[.B6])" office:value-type="float" office:value="0.283097335808482" calcext:value-type="float">
            <text:p>0.2831</text:p>
          </table:table-cell>
          <table:table-cell table:style-name="ce3" office:value-type="float" office:value="3944389" calcext:value-type="float">
            <text:p>3944389.00</text:p>
          </table:table-cell>
          <table:table-cell table:style-name="ce3" office:value-type="float" office:value="3944291" calcext:value-type="float">
            <text:p>3944291.00</text:p>
          </table:table-cell>
        </table:table-row>
        <table:table-row table:style-name="ro1" table:number-rows-repeated="8">
          <table:table-cell table:number-columns-repeated="20"/>
        </table:table-row>
        <table:table-row table:style-name="ro1">
          <table:table-cell office:value-type="string" calcext:value-type="string">
            <text:p>Tempo médio de execução</text:p>
          </table:table-cell>
          <table:table-cell table:number-columns-repeated="8"/>
          <table:table-cell office:value-type="string" calcext:value-type="string">
            <text:p>Ganho médio de velocidade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>
            <draw:frame draw:z-index="1" draw:style-name="gr1" draw:text-style-name="P1" svg:width="8.2035in" svg:height="4.6142in" svg:x="1.4567in" svg:y="0.0217in">
              <draw:object draw:notify-on-update-of-ranges="'comparisons_3.0'.A2:'comparisons_3.0'.A6 'comparisons_3.0'.F1:'comparisons_3.0'.F1 'comparisons_3.0'.F2:'comparisons_3.0'.F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number:number-style style:name="N135">
      <number:number number:min-integer-digits="1"/>
      <number:text> a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8:20:36.037211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18:58:07.721648884</dc:date>
    <meta:editing-duration>PT1H16M</meta:editing-duration>
    <meta:editing-cycles>27</meta:editing-cycles>
    <meta:generator>LibreOffice/24.2.2.2$Linux_X86_64 LibreOffice_project/420$Build-2</meta:generator>
    <meta:document-statistic meta:table-count="1" meta:cell-count="1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line" chart:style-name="ch1">
        <chart:subtitle svg:x="9.16cm" svg:y="0.234cm" chart:style-name="ch2">
          <text:p>CPU vs. GPU</text:p>
        </chart:subtitle>
        <chart:legend chart:legend-position="end" svg:x="18.729cm" svg:y="5.302cm" style:legend-expansion="high" chart:style-name="ch3"/>
        <chart:plot-area chart:style-name="ch4" table:cell-range-address="'comparisons_3.0'.A1:'comparisons_3.0'.A6 'comparisons_3.0'.I1:'comparisons_3.0'.I6 'comparisons_3.0'.L1:'comparisons_3.0'.L6" chart:data-source-has-labels="both" svg:x="1.415cm" svg:y="1.141cm" svg:width="16.898cm" svg:height="9.377cm">
          <chart:coordinate-region svg:x="2.448cm" svg:y="1.345cm" svg:width="15.359cm" svg:height="8.516cm"/>
          <chart:axis chart:dimension="x" chart:name="primary-x" chart:style-name="ch5" chartooo:axis-type="auto">
            <chartooo:date-scale/>
            <chart:title svg:x="9.253cm" svg:y="10.752cm" chart:style-name="ch6">
              <text:p>Dataset</text:p>
            </chart:title>
            <chart:categories table:cell-range-address="'comparisons_3.0'.A2:'comparisons_3.0'.A6"/>
            <chart:grid chart:style-name="ch7" chart:class="major"/>
          </chart:axis>
          <chart:axis chart:dimension="y" chart:name="primary-y" chart:style-name="ch8">
            <chart:title svg:x="0.451cm" svg:y="7.278cm" chart:style-name="ch9">
              <text:p>Tempo (Segundos)</text:p>
            </chart:title>
            <chart:grid chart:style-name="ch7" chart:class="major"/>
          </chart:axis>
          <chart:series chart:style-name="ch10" chart:values-cell-range-address="'comparisons_3.0'.I2:'comparisons_3.0'.I6" chart:label-cell-address="'comparisons_3.0'.I1:'comparisons_3.0'.I1" chart:class="chart:line">
            <chart:data-point chart:repeated="5"/>
          </chart:series>
          <chart:series chart:style-name="ch11" chart:values-cell-range-address="'comparisons_3.0'.L2:'comparisons_3.0'.L6" chart:label-cell-address="'comparisons_3.0'.L1:'comparisons_3.0'.L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comparisons_3.0'.I1:'comparisons_3.0'.I1</svg:desc>
                </draw:g>
              </table:table-cell>
              <table:table-cell office:value-type="string">
                <text:p>GPU</text:p>
                <draw:g>
                  <svg:desc>'comparisons_3.0'.L1:'comparisons_3.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ce</text:p>
                <draw:g>
                  <svg:desc>'comparisons_3.0'.A2:'comparisons_3.0'.A6</svg:desc>
                </draw:g>
              </table:table-cell>
              <table:table-cell office:value-type="float" office:value="0.0799809779099451">
                <text:p>0.0799809779099451</text:p>
                <draw:g>
                  <svg:desc>'comparisons_3.0'.I2:'comparisons_3.0'.I6</svg:desc>
                </draw:g>
              </table:table-cell>
              <table:table-cell office:value-type="float" office:value="0.00867279006015451">
                <text:p>0.00867279006015451</text:p>
                <draw:g>
                  <svg:desc>'comparisons_3.0'.L2:'comparisons_3.0'.L6</svg:desc>
                </draw:g>
              </table:table-cell>
            </table:table-row>
            <table:table-row>
              <table:table-cell office:value-type="string">
                <text:p>HTRU2</text:p>
              </table:table-cell>
              <table:table-cell office:value-type="float" office:value="0.332669183819962">
                <text:p>0.332669183819962</text:p>
              </table:table-cell>
              <table:table-cell office:value-type="float" office:value="0.0191701261301932">
                <text:p>0.0191701261301932</text:p>
              </table:table-cell>
            </table:table-row>
            <table:table-row>
              <table:table-cell office:value-type="string">
                <text:p>MiniBooNE</text:p>
              </table:table-cell>
              <table:table-cell office:value-type="float" office:value="9.60211397675957">
                <text:p>9.60211397675957</text:p>
              </table:table-cell>
              <table:table-cell office:value-type="float" office:value="0.698822420050637">
                <text:p>0.698822420050637</text:p>
              </table:table-cell>
            </table:table-row>
            <table:table-row>
              <table:table-cell office:value-type="string">
                <text:p>WESAD</text:p>
              </table:table-cell>
              <table:table-cell office:value-type="float" office:value="141.79088416875">
                <text:p>141.79088416875</text:p>
              </table:table-cell>
              <table:table-cell office:value-type="float" office:value="3.34384697149799">
                <text:p>3.34384697149799</text:p>
              </table:table-cell>
            </table:table-row>
            <table:table-row>
              <table:table-cell office:value-type="string">
                <text:p>HHAR</text:p>
              </table:table-cell>
              <table:table-cell office:value-type="float" office:value="1500.6155308113">
                <text:p>1500.6155308113</text:p>
              </table:table-cell>
              <table:table-cell office:value-type="float" office:value="36.8901384625991">
                <text:p>36.8901384625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bar" chart:style-name="ch1">
        <chart:subtitle svg:x="6.856cm" svg:y="0.234cm" chart:style-name="ch2">
          <text:p>Tempo Médio CPU / Tempo Médio GPU</text:p>
        </chart:subtitle>
        <chart:legend chart:legend-position="end" svg:x="17.934cm" svg:y="5.556cm" style:legend-expansion="high" chart:style-name="ch3"/>
        <chart:plot-area chart:style-name="ch4" table:cell-range-address="'comparisons_3.0'.A2:'comparisons_3.0'.A6 'comparisons_3.0'.F1:'comparisons_3.0'.F6" chart:data-source-has-labels="both" svg:x="1.415cm" svg:y="1.141cm" svg:width="16.103cm" svg:height="9.377cm">
          <chart:coordinate-region svg:x="3.457cm" svg:y="1.141cm" svg:width="13.864cm" svg:height="8.72cm"/>
          <chart:axis chart:dimension="x" chart:name="primary-x" chart:style-name="ch5" chartooo:axis-type="auto">
            <chartooo:date-scale/>
            <chart:title svg:x="0.451cm" svg:y="6.44cm" chart:style-name="ch6">
              <text:p>Dataset</text:p>
            </chart:title>
            <chart:categories table:cell-range-address="'comparisons_3.0'.A2:'comparisons_3.0'.A6"/>
            <chart:grid chart:style-name="ch7" chart:class="major"/>
          </chart:axis>
          <chart:axis chart:dimension="y" chart:name="primary-y" chart:style-name="ch8">
            <chart:title svg:x="6.966cm" svg:y="10.752cm" chart:style-name="ch9">
              <text:p>Ganho de Velocidade (em Vezes)</text:p>
            </chart:title>
            <chart:grid chart:style-name="ch7" chart:class="major"/>
          </chart:axis>
          <chart:series chart:style-name="ch10" chart:values-cell-range-address="'comparisons_3.0'.F2:'comparisons_3.0'.F6" chart:label-cell-address="'comparisons_3.0'.F1:'comparisons_3.0'.F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 Médio</text:p>
                <draw:g>
                  <svg:desc>'comparisons_3.0'.F1:'comparisons_3.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ce</text:p>
                <draw:g>
                  <svg:desc>'comparisons_3.0'.A2:'comparisons_3.0'.A6</svg:desc>
                </draw:g>
              </table:table-cell>
              <table:table-cell office:value-type="float" office:value="9.22205857113993">
                <text:p>9.22205857113993</text:p>
                <draw:g>
                  <svg:desc>'comparisons_3.0'.F2:'comparisons_3.0'.F6</svg:desc>
                </draw:g>
              </table:table-cell>
            </table:table-row>
            <table:table-row>
              <table:table-cell office:value-type="string">
                <text:p>HTRU2</text:p>
              </table:table-cell>
              <table:table-cell office:value-type="float" office:value="17.3535208668243">
                <text:p>17.3535208668243</text:p>
              </table:table-cell>
            </table:table-row>
            <table:table-row>
              <table:table-cell office:value-type="string">
                <text:p>MiniBooNE</text:p>
              </table:table-cell>
              <table:table-cell office:value-type="float" office:value="13.7404206007927">
                <text:p>13.7404206007927</text:p>
              </table:table-cell>
            </table:table-row>
            <table:table-row>
              <table:table-cell office:value-type="string">
                <text:p>WESAD</text:p>
              </table:table-cell>
              <table:table-cell office:value-type="float" office:value="42.4035206686597">
                <text:p>42.4035206686597</text:p>
              </table:table-cell>
            </table:table-row>
            <table:table-row>
              <table:table-cell office:value-type="string">
                <text:p>HHAR</text:p>
              </table:table-cell>
              <table:table-cell office:value-type="float" office:value="40.6779587540094">
                <text:p>40.6779587540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